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float" office:value="0.5" table:style-name="ce1">
            <text:p>0,5</text:p>
          </table:table-cell>
          <table:table-cell office:value-type="float" office:value="5.00215897E-5" table:style-name="ce2">
            <text:p>0,00005</text:p>
          </table:table-cell>
          <table:table-cell office:value-type="float" office:value="0.43632742200000002" table:style-name="ce2">
            <text:p>0,43633</text:p>
          </table:table-cell>
          <table:table-cell office:value-type="float" office:value="4.9959919499999999E-5" table:style-name="ce2">
            <text:p>0,00005</text:p>
          </table:table-cell>
          <table:table-cell office:value-type="float" office:value="4.9568888899999997E-5" table:style-name="ce2">
            <text:p>0,00005</text:p>
          </table:table-cell>
          <table:table-cell office:value-type="float" office:value="0.56352302799999998" table:style-name="ce2">
            <text:p>0,56352</text:p>
          </table:table-cell>
          <table:table-cell table:number-columns-repeated="16378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0.37569186599999999" table:style-name="ce2">
            <text:p>0,37569</text:p>
          </table:table-cell>
          <table:table-cell office:value-type="float" office:value="5.9045017700000002E-5" table:style-name="ce2">
            <text:p>0,00006</text:p>
          </table:table-cell>
          <table:table-cell office:value-type="float" office:value="0.32794508500000003" table:style-name="ce2">
            <text:p>0,32795</text:p>
          </table:table-cell>
          <table:table-cell office:value-type="float" office:value="0.296241372" table:style-name="ce2">
            <text:p>0,29624</text:p>
          </table:table-cell>
          <table:table-cell office:value-type="float" office:value="6.2632540500000001E-5" table:style-name="ce2">
            <text:p>0,00006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0.18787094379485" table:formula="of:=[.$A1]*[.B1]+[.$A2]*[.B2]" table:style-name="ce2">
            <text:p>0,18787</text:p>
          </table:table-cell>
          <table:table-cell office:value-type="float" office:value="0.21819323350885" table:formula="of:=[.$A1]*[.C1]+[.$A2]*[.C2]" table:style-name="ce2">
            <text:p>0,21819</text:p>
          </table:table-cell>
          <table:table-cell office:value-type="float" office:value="0.16399752245975002" table:formula="of:=[.$A1]*[.D1]+[.$A2]*[.D2]" table:style-name="ce2">
            <text:p>0,16400</text:p>
          </table:table-cell>
          <table:table-cell office:value-type="float" office:value="0.14814547044445001" table:formula="of:=[.$A1]*[.E1]+[.$A2]*[.E2]" table:style-name="ce2">
            <text:p>0,14815</text:p>
          </table:table-cell>
          <table:table-cell office:value-type="float" office:value="0.28179283027024998" table:formula="of:=[.$A1]*[.F1]+[.$A2]*[.F2]" table:style-name="ce2">
            <text:p>0,28179</text:p>
          </table:table-cell>
          <table:table-cell table:number-columns-repeated="16378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5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Richard Durand</meta:initial-creator>
    <dc:creator>Richard Durand</dc:creator>
    <meta:creation-date>2019-12-16T23:22:03Z</meta:creation-date>
    <dc:date>2019-12-17T21:25:48Z</dc:date>
  </office:meta>
</office:document-meta>
</file>